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a6b74" officeooo:paragraph-rsid="001a6b74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c6505" officeooo:paragraph-rsid="001c6505" style:font-style-asian="normal" style:font-weight-asian="normal" style:font-style-complex="normal" style:font-weight-complex="normal"/>
    </style:style>
    <style:style style:name="P11" style:family="paragraph" style:parent-style-name="Table_20_Contents">
      <style:text-properties officeooo:rsid="001b6599" officeooo:paragraph-rsid="001b6599"/>
    </style:style>
    <style:style style:name="P12" style:family="paragraph" style:parent-style-name="Table_20_Contents">
      <style:text-properties officeooo:rsid="001c6505" officeooo:paragraph-rsid="001c6505"/>
    </style:style>
    <style:style style:name="T1" style:family="text">
      <style:text-properties officeooo:rsid="001a6b74"/>
    </style:style>
    <style:style style:name="T2" style:family="text">
      <style:text-properties officeooo:rsid="001b6599"/>
    </style:style>
    <style:style style:name="T3" style:family="text">
      <style:text-properties officeooo:rsid="001c65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2 Remplir formulair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1">Remplir formulair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<text:span text:style-name="T2">doit remplir le formulaire d'inscription pour s'inscrir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7"><text:span text:style-name="T2">Non-</text:span>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2">Que les informations rentré soient valides.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10">Pour pouvoir devenir membre, on doit s'inscrire et de remplire le formulaire d'inscription. Les informations doivent êtres valides.</text:p>
      <text:p text:style-name="P3"/>
      <text:p text:style-name="P2">Scénario d'opération</text:p>
      <text:list xml:id="list9021802905163997484" text:style-name="L1">
        <text:list-item>
          <text:p text:style-name="P8">L'utilisateur <text:span text:style-name="T3">rempli le formulaire d'inscription.</text:span></text:p>
        </text:list-item>
        <text:list-item>
          <text:p text:style-name="P9">Si <text:span text:style-name="T3">les informations sont valides, on passe au paiement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8:09:50.842320084</dc:date>
    <meta:editing-duration>PT45M13S</meta:editing-duration>
    <meta:editing-cycles>10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71" meta:character-count="543" meta:non-whitespace-character-count="494"/>
  </office:meta>
</office:document-meta>
</file>